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fo:min-height="0.73cm"/>
    </style:style>
    <style:style style:name="gr2" style:family="graphic" style:parent-style-name="standard">
      <style:graphic-properties draw:fill="hatch" draw:fill-color="#cfe7f5" draw:fill-hatch-name="Black_20_45_20_Degrees" draw:textarea-vertical-align="middle"/>
    </style:style>
    <style:style style:name="gr3" style:family="graphic" style:parent-style-name="objectwithoutfill">
      <style:graphic-properties draw:marker-start="Arrow" draw:marker-end="" draw:fill="none" draw:textarea-vertical-align="middle"/>
    </style:style>
    <style:style style:name="gr4" style:family="graphic" style:parent-style-name="objectwithoutfill">
      <style:graphic-properties draw:marker-end="Arrow" draw:marker-end-width="0.2cm" draw:fill="none" draw:textarea-vertical-align="middl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fill="hatch" draw:fill-color="#cfe7f5" draw:fill-hatch-name="Black_20_-45_20_Degrees" draw:textarea-vertical-align="middle"/>
    </style:style>
    <style:style style:name="gr7" style:family="graphic" style:parent-style-name="objectwithoutfill">
      <style:graphic-properties draw:stroke="dash" draw:stroke-dash="Ultrafine_20_Dashed" draw:marker-start="" draw:marker-end="" draw:fill="none" draw:textarea-vertical-align="middle"/>
    </style:style>
    <style:style style:name="gr8" style:family="graphic" style:parent-style-name="standard">
      <style:graphic-properties draw:fill="none" draw:textarea-vertical-align="middle"/>
    </style:style>
    <style:style style:name="gr9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start"/>
      <style:text-properties fo:font-family="Georgia" style:font-family-generic="swiss" style:font-pitch="variable" fo:font-style="normal" style:font-style-asian="normal" style:font-style-complex="normal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fo:font-family="Georgia" style:font-family-generic="swiss" style:font-pitch="variable" fo:font-style="italic" style:font-style-asian="italic" style:font-style-complex="italic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0.887cm" svg:height="0.98cm" svg:x="5.05cm" svg:y="1.625cm">
          <draw:text-box>
            <text:p text:style-name="P1"><text:span text:style-name="T1">V</text:span></text:p>
          </draw:text-box>
        </draw:frame>
        <draw:circle draw:style-name="gr2" draw:text-style-name="P2" draw:layer="layout" svg:width="2.15cm" svg:height="2.15cm" svg:x="2.5cm" svg:y="5.15cm">
          <text:p/>
        </draw:circle>
        <draw:path draw:style-name="gr3" draw:text-style-name="P2" draw:layer="layout" svg:width="8.763cm" svg:height="7.458cm" draw:transform="rotate (0.878075146678181) translate (-2.72653818683708cm 7.51238511983064cm)" svg:viewBox="0 0 8764 7459" svg:d="m0 6792c267 28 4990 1707 7456-372 2497-2041 650-6420 650-6420">
          <text:p/>
        </draw:path>
        <draw:circle draw:style-name="gr2" draw:text-style-name="P2" draw:layer="layout" svg:width="2.15cm" svg:height="2.15cm" svg:x="5.025cm" svg:y="4.35cm">
          <text:p/>
        </draw:circle>
        <draw:line draw:style-name="gr4" draw:text-style-name="P2" draw:layer="layout" svg:x1="6.25cm" svg:y1="5.4cm" svg:x2="3.425cm" svg:y2="6.325cm">
          <text:p/>
        </draw:line>
        <draw:g>
          <draw:custom-shape draw:style-name="gr5" draw:text-style-name="P2" draw:layer="layout" svg:width="0.675cm" svg:height="0.3cm" draw:transform="rotate (0.25010568181074) translate (3.557cm 2.334cm)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2" draw:layer="layout" svg:width="0.675cm" svg:height="0.3cm" draw:transform="rotate (0.25010568181074) translate (3.515cm 2.166cm)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rect draw:style-name="gr6" draw:text-style-name="P2" draw:layer="layout" svg:width="0.55cm" svg:height="0.55cm" draw:transform="rotate (0.25010568181074) translate (4.017cm 2.011cm)">
            <text:p/>
          </draw:rect>
          <draw:custom-shape draw:style-name="gr5" draw:text-style-name="P2" draw:layer="layout" svg:width="0.675cm" svg:height="0.3cm" draw:transform="rotate (0.25010568181074) translate (4.472cm 2.076cm)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2" draw:layer="layout" svg:width="0.675cm" svg:height="0.3cm" draw:transform="rotate (0.25010568181074) translate (4.429cm 1.906cm)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frame draw:style-name="gr1" draw:text-style-name="P1" draw:layer="layout" svg:width="1.15cm" svg:height="0.98cm" svg:x="3.2cm" svg:y="11.445cm">
          <draw:text-box>
            <text:p text:style-name="P1"><text:span text:style-name="T1">V'</text:span></text:p>
          </draw:text-box>
        </draw:frame>
        <draw:frame draw:style-name="gr1" draw:text-style-name="P1" draw:layer="layout" svg:width="1.15cm" svg:height="0.98cm" svg:x="3.5cm" svg:y="7.075cm">
          <draw:text-box>
            <text:p text:style-name="P1"><text:span text:style-name="T1">M</text:span></text:p>
          </draw:text-box>
        </draw:frame>
        <draw:frame draw:style-name="gr1" draw:text-style-name="P1" draw:layer="layout" svg:width="1.15cm" svg:height="0.98cm" svg:x="3.525cm" svg:y="2.57cm">
          <draw:text-box>
            <text:p text:style-name="P1"><text:span text:style-name="T1">m</text:span></text:p>
          </draw:text-box>
        </draw:frame>
        <draw:path draw:style-name="gr7" draw:text-style-name="P2" draw:layer="layout" svg:width="8.675cm" svg:height="5.794cm" draw:transform="skewX (7.40956095870843E-017) rotate (0.878075146678181) translate (-0.149999999999999cm 7.875cm)" svg:viewBox="0 0 8676 5795" svg:d="m0 0c267 28 1750 660 4617 2471 2817 1788 4059 3324 4059 3324">
          <text:p/>
        </draw:path>
        <draw:circle draw:style-name="gr2" draw:text-style-name="P2" draw:layer="layout" svg:width="0.475cm" svg:height="0.475cm" svg:x="3.125cm" svg:y="13.6cm">
          <text:p/>
        </draw:circle>
        <draw:circle draw:style-name="gr2" draw:text-style-name="P2" draw:layer="layout" svg:width="0.875cm" svg:height="0.875cm" svg:x="4.85cm" svg:y="15cm">
          <text:p/>
        </draw:circle>
        <draw:circle draw:style-name="gr8" draw:text-style-name="P2" draw:layer="layout" svg:width="3.65cm" svg:height="3.65cm" svg:x="3.475cm" svg:y="13.675cm">
          <text:p/>
        </draw:circle>
        <draw:circle draw:style-name="gr8" draw:text-style-name="P2" draw:layer="layout" svg:width="6.625cm" svg:height="6.625cm" svg:x="2cm" svg:y="12.225cm">
          <text:p/>
        </draw:circle>
        <draw:circle draw:style-name="gr2" draw:text-style-name="P2" draw:layer="layout" svg:width="0.675cm" svg:height="0.675cm" svg:x="1.675cm" svg:y="15.825cm">
          <text:p/>
        </draw:circle>
        <draw:circle draw:style-name="gr8" draw:text-style-name="P2" draw:layer="layout" svg:width="5.125cm" svg:height="5.125cm" svg:x="2.775cm" svg:y="12.95cm">
          <text:p/>
        </draw:circle>
        <draw:circle draw:style-name="gr2" draw:text-style-name="P2" draw:layer="layout" svg:width="0.55cm" svg:height="0.55cm" svg:x="6.075cm" svg:y="13.775cm">
          <text:p/>
        </draw:circle>
        <draw:path draw:style-name="gr3" draw:text-style-name="P2" draw:layer="layout" svg:width="2.714cm" svg:height="1.322cm" draw:transform="rotate (0.878075146678181) translate (3.34764087896278cm 15.1565460550742cm)" svg:viewBox="0 0 2715 1323" svg:d="m0 68c267 28 1198-279 1808 221 607 536 907 1034 907 1034">
          <text:p/>
        </draw:path>
        <draw:line draw:style-name="gr9" draw:text-style-name="P2" draw:layer="layout" svg:x1="6.125cm" svg:y1="13.878cm" svg:x2="5.775cm" svg:y2="14.9cm">
          <text:p/>
        </draw:line>
        <draw:line draw:style-name="gr9" draw:text-style-name="P2" draw:layer="layout" svg:x1="4.05cm" svg:y1="13.696cm" svg:x2="6.1cm" svg:y2="13.925cm">
          <text:p/>
        </draw:line>
        <draw:frame draw:style-name="gr1" draw:text-style-name="P3" draw:layer="layout" svg:width="1.15cm" svg:height="0.98cm" svg:x="5.075cm" svg:y="13.8cm">
          <draw:text-box>
            <text:p text:style-name="P3"><text:span text:style-name="T2">θ</text:span></text:p>
          </draw:text-box>
        </draw:frame>
        <draw:g>
          <draw:custom-shape draw:style-name="gr5" draw:text-style-name="P2" draw:layer="layout" svg:width="0.305cm" svg:height="0.135cm" draw:transform="skewX (0.0073303828583748) rotate (0.25010568181074) translate (2.935cm 15.569cm)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2" draw:layer="layout" svg:width="0.305cm" svg:height="0.135cm" draw:transform="skewX (0.0073303828583748) rotate (0.25010568181074) translate (2.916cm 15.493cm)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rect draw:style-name="gr6" draw:text-style-name="P2" draw:layer="layout" svg:width="0.248cm" svg:height="0.248cm" draw:transform="skewX (0.00401425727958618) rotate (0.252723675688731) translate (3.143cm 15.423cm)">
            <text:p/>
          </draw:rect>
          <draw:custom-shape draw:style-name="gr5" draw:text-style-name="P2" draw:layer="layout" svg:width="0.304cm" svg:height="0.136cm" draw:transform="skewX (0.00733038285837482) rotate (0.25010568181074) translate (3.348cm 15.452cm)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2" draw:layer="layout" svg:width="0.304cm" svg:height="0.136cm" draw:transform="skewX (0.00733038285837482) rotate (0.25010568181074) translate (3.329cm 15.375cm)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path draw:style-name="gr9" draw:text-style-name="P2" draw:layer="layout" svg:width="0.267cm" svg:height="0.097cm" draw:transform="rotate (-1.31597825600348) translate (5.95741385635732cm 13.8905327983695cm)" svg:viewBox="0 0 268 98" svg:d="m0 85c134 35 195-1 268-85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0-10T00:41:52.11</meta:creation-date>
    <dc:date>2014-10-10T08:48:25.80</dc:date>
    <meta:editing-duration>PT59M33S</meta:editing-duration>
    <meta:editing-cycles>7</meta:editing-cycles>
    <meta:generator>OpenOffice.org/3.4.1$Win32 OpenOffice.org_project/341m1$Build-9593</meta:generator>
    <meta:document-statistic meta:object-count="33"/>
  </office:meta>
</office:document-meta>
</file>